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6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7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8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9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0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1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12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3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14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15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16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17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18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19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20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21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22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23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24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666666" fo:font-size="15pt" fo:font-weight="bold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4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6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7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L10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11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14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 style:list-style-name="L18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 style:list-style-name="L21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22">
      <style:paragraph-properties fo:text-align="start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ff" style:text-underline-style="none"/>
    </style:style>
    <style:style style:name="T5" style:family="text">
      <style:text-properties fo:color="#ff0000" style:text-underline-style="none" fo:font-weight="normal" style:font-weight-asian="normal" style:font-weight-complex="normal"/>
    </style:style>
    <style:style style:name="T6" style:family="text">
      <style:text-properties fo:color="#00ae00" style:text-underline-style="none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Education System (DESY)</text:p>
      <text:p text:style-name="P1"/>
      <text:p text:style-name="P3">list of formal specifications</text:p>
      <text:p text:style-name="P4"/>
      <text:p text:style-name="P5"/>
      <text:p text:style-name="P5"/>
      <text:p text:style-name="P5"/>
      <text:p text:style-name="P5"/>
      <text:p text:style-name="P32">Section 1: Database Structure</text:p>
      <text:p text:style-name="P5"/>
      <text:p text:style-name="P31"><text:span text:style-name="T1">Database engine:</text:span> PostgreSql</text:p>
      <text:p text:style-name="P33"><text:span text:style-name="T7"/></text:p>
      <text:p text:style-name="P33"><text:span text:style-name="T7">for each table we might add indexes, depending on the distribution of SQL-queries in the processes</text:span></text:p>
      <text:p text:style-name="P5"><text:span text:style-name="T1"/></text:p>
      <text:p text:style-name="P5"><text:span text:style-name="T1"/></text:p>
      <text:p text:style-name="P5"><text:span text:style-name="T1">Table </text:span><text:span text:style-name="T4">users (1)</text:span><text:span text:style-name="T3"> (a person who creates lessons and upload media elements, and share them):</text:span></text:p>
      <text:p text:style-name="P5"><text:span text:style-name="T3"/></text:p>
      <text:list xml:id="list2153362821" text:style-name="L1">
        <text:list-item>
          <text:p text:style-name="P6"><text:span text:style-name="T3">id (int – primary key, unique, automatic assignment)</text:span></text:p>
        </text:list-item>
        <text:list-item>
          <text:p text:style-name="P6"><text:span text:style-name="T3">email (string – unique index, not null, used to univoquely identify the user)</text:span></text:p>
        </text:list-item>
        <text:list-item>
          <text:p text:style-name="P6"><text:span text:style-name="T3">name (string – not null)</text:span></text:p>
        </text:list-item>
        <text:list-item>
          <text:p text:style-name="P6"><text:span text:style-name="T3">surname (string – not null)</text:span></text:p>
        </text:list-item>
        <text:list-item>
          <text:p text:style-name="P6"><text:span text:style-name="T3">school (string – not null, the name of the school of the user) </text:span><text:span text:style-name="T5">(this field might be modified depending on specific buyers' requirements)</text:span></text:p>
        </text:list-item>
        <text:list-item>
          <text:p text:style-name="P6"><text:span text:style-name="T3">school_level_id (int – foreign key + index, not null, refers to table school_levels (2): a user refers to only one level of teaching, such as 'primary school', 'secondary school', etc)</text:span></text:p>
        </text:list-item>
        <text:list-item>
          <text:p text:style-name="P6"><text:span text:style-name="T3">location_id (int – foreign key + index, not null, refers to table locations (5))</text:span></text:p>
        </text:list-item>
        <text:list-item>
          <text:p text:style-name="P6"><text:span text:style-name="T3">password_hash (string – used for encrypting the password)</text:span></text:p>
        </text:list-item>
        <text:list-item>
          <text:p text:style-name="P6"><text:span text:style-name="T3">password_salt (string – used for encrypting the password)</text:span></text:p>
        </text:list-item>
        <text:list-item>
          <text:p text:style-name="P6"><text:span text:style-name="T3">automatic timestamps</text:span></text:p>
        </text:list-item>
        <text:list-item>
          <text:p text:style-name="P34"><text:span text:style-name="T3">more fields for authentication, depending on requirements (field for password expiring, session expiring, confirmation of registration, etc)</text:span></text:p>
        </text:list-item>
      </text:list>
      <text:p text:style-name="P5"><text:span text:style-name="T3"/></text:p>
      <text:p text:style-name="P5"><text:span text:style-name="T3">Model </text:span><text:span text:style-name="T6">User</text:span><text:span text:style-name="T3"> (associated to table users):</text:span></text:p>
      <text:p text:style-name="P5"><text:span text:style-name="T3"/></text:p>
      <text:list xml:id="list1347358044" text:style-name="L2">
        <text:list-item>
          <text:p text:style-name="P7"><text:span text:style-name="T3">validation of presence of every field</text:span></text:p>
        </text:list-item>
        <text:list-item>
          <text:p text:style-name="P7"><text:span text:style-name="T3">validation of uniqueness of email</text:span></text:p>
        </text:list-item>
        <text:list-item>
          <text:p text:style-name="P7"><text:span text:style-name="T3">validation of numericality of shool_level_id, int &gt; 0, and validation of presence of associated element</text:span></text:p>
        </text:list-item>
        <text:list-item>
          <text:p text:style-name="P7"><text:span text:style-name="T3">attributes and methods for authentication with encrypted password</text:span></text:p>
        </text:list-item>
        <text:list-item>
          <text:p text:style-name="P7"><text:span text:style-name="T3">method to save the user which contains a SQL-transaction and saves lines of table users_subjects (4)</text:span></text:p>
        </text:list-item>
        <text:list-item>
          <text:p text:style-name="P35"><text:span text:style-name="T3">validation of length of string fields</text:span></text:p>
        </text:list-item>
      </text:list>
      <text:p text:style-name="P33"><text:span text:style-name="T3"/></text:p>
      <text:p text:style-name="P33"><text:span text:style-name="T3"/></text:p>
      <text:p text:style-name="P5"><text:span text:style-name="T3">Table </text:span><text:span text:style-name="T4">school_levels (2)</text:span><text:span text:style-name="T3"> (levels of teaching, such as 'primary school', 'secondary school', etc):</text:span></text:p>
      <text:p text:style-name="P5"><text:span text:style-name="T3"/></text:p>
      <text:list xml:id="list346633360" text:style-name="L3">
        <text:list-item>
          <text:p text:style-name="P8"><text:span text:style-name="T3">id (int – primary key, unique, automatic assignment)</text:span></text:p>
        </text:list-item>
        <text:list-item>
          <text:p text:style-name="P8"><text:span text:style-name="T3">description (string – not null)</text:span></text:p>
        </text:list-item>
        <text:list-item>
          <text:p text:style-name="P8"><text:span text:style-name="T3">automatic timestamps</text:span></text:p>
        </text:list-item>
      </text:list>
      <text:p text:style-name="P5"><text:span text:style-name="T3"/></text:p>
      <text:p text:style-name="P5"><text:soft-page-break/><text:span text:style-name="T3">Model </text:span><text:span text:style-name="T6">SchoolLevel</text:span><text:span text:style-name="T3"> (associated to table school_levels):</text:span></text:p>
      <text:p text:style-name="P5"><text:span text:style-name="T3"/></text:p>
      <text:list xml:id="list1877449088" text:style-name="L4">
        <text:list-item>
          <text:p text:style-name="P9"><text:span text:style-name="T3">validation of presence of every field</text:span></text:p>
        </text:list-item>
        <text:list-item>
          <text:p text:style-name="P36"><text:span text:style-name="T3">validation of length of description</text:span></text:p>
        </text:list-item>
      </text:list>
      <text:p text:style-name="P33"><text:span text:style-name="T3"/></text:p>
      <text:p text:style-name="P5"><text:span text:style-name="T3">Table </text:span><text:span text:style-name="T4">subjects (3)</text:span><text:span text:style-name="T3"> (subjects associated to users or to lessons):</text:span></text:p>
      <text:p text:style-name="P5"><text:span text:style-name="T3"/></text:p>
      <text:list xml:id="list1694215475" text:style-name="L5">
        <text:list-item>
          <text:p text:style-name="P10"><text:span text:style-name="T3">id (int – primary key, unique, automatic assignment)</text:span></text:p>
        </text:list-item>
        <text:list-item>
          <text:p text:style-name="P10"><text:span text:style-name="T3">description (string – not null)</text:span></text:p>
        </text:list-item>
        <text:list-item>
          <text:p text:style-name="P10"><text:span text:style-name="T3">automatic timestamps</text:span></text:p>
        </text:list-item>
      </text:list>
      <text:p text:style-name="P5"><text:span text:style-name="T3"/></text:p>
      <text:p text:style-name="P5"><text:span text:style-name="T3">Model </text:span><text:span text:style-name="T6">Subject</text:span><text:span text:style-name="T3"> (associated to table subjects):</text:span></text:p>
      <text:p text:style-name="P5"><text:span text:style-name="T3"/></text:p>
      <text:list xml:id="list1758603030" text:style-name="L6">
        <text:list-item>
          <text:p text:style-name="P11"><text:span text:style-name="T3">validation of presence of every field</text:span></text:p>
        </text:list-item>
        <text:list-item>
          <text:p text:style-name="P37"><text:span text:style-name="T3">validation of length of description</text:span></text:p>
        </text:list-item>
      </text:list>
      <text:p text:style-name="P33"><text:span text:style-name="T3"/></text:p>
      <text:p text:style-name="P33"><text:span text:style-name="T3"/></text:p>
      <text:p text:style-name="P5"><text:span text:style-name="T3">Table </text:span><text:span text:style-name="T4">users_subjects (4)</text:span><text:span text:style-name="T3"> (table for relation many to many between users and subjects: a user can have more than one subject):</text:span></text:p>
      <text:p text:style-name="P5"><text:span text:style-name="T3"/></text:p>
      <text:list xml:id="list617494779" text:style-name="L7">
        <text:list-item>
          <text:p text:style-name="P12"><text:span text:style-name="T3">id (int – primary key, unique, automatic assignment)</text:span></text:p>
        </text:list-item>
        <text:list-item>
          <text:p text:style-name="P12"><text:span text:style-name="T3">user_id (int – foreign key + index, not null)</text:span></text:p>
        </text:list-item>
        <text:list-item>
          <text:p text:style-name="P12"><text:span text:style-name="T3">subject_id (int – foreign key + index, not null)</text:span></text:p>
        </text:list-item>
        <text:list-item>
          <text:p text:style-name="P38"><text:span text:style-name="T3">more useful fields, like first_subject?</text:span></text:p>
        </text:list-item>
        <text:list-item>
          <text:p text:style-name="P12"><text:span text:style-name="T3">automatic timestamps</text:span></text:p>
        </text:list-item>
      </text:list>
      <text:p text:style-name="P5"><text:span text:style-name="T3"/></text:p>
      <text:p text:style-name="P5"><text:span text:style-name="T3">Model </text:span><text:span text:style-name="T6">UsersSubject </text:span><text:span text:style-name="T3">(associated to table users_subjects):</text:span></text:p>
      <text:p text:style-name="P5"><text:span text:style-name="T3"/></text:p>
      <text:list xml:id="list1949576421" text:style-name="L8">
        <text:list-item>
          <text:p text:style-name="P13"><text:span text:style-name="T3">validation of presence and numericality (int &gt; 0) of both foreign keys + validation of presence of both associated elements)</text:span></text:p>
        </text:list-item>
        <text:list-item>
          <text:p text:style-name="P13"><text:span text:style-name="T3">it's not possible to destroy a line of this table if it's the last one associated to an user: an user can't exist without any associated subject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>Table </text:span><text:span text:style-name="T4">locations (5)</text:span><text:span text:style-name="T3"> (table representing city or region of the user – </text:span><text:span text:style-name="T5">it might be necessary to add more tables for example for 'region', or 'province', depending on the buyer's need</text:span><text:span text:style-name="T3">)</text:span></text:p>
      <text:p text:style-name="P5"><text:span text:style-name="T3"/></text:p>
      <text:list xml:id="list642567012" text:style-name="L9">
        <text:list-item>
          <text:p text:style-name="P14"><text:span text:style-name="T3">id (int – primary key, unique, automatic assignment)</text:span></text:p>
        </text:list-item>
        <text:list-item>
          <text:p text:style-name="P14"><text:span text:style-name="T3">description (string – not null)</text:span></text:p>
        </text:list-item>
        <text:list-item>
          <text:p text:style-name="P14"><text:span text:style-name="T3">automatic timestamps</text:span></text:p>
        </text:list-item>
      </text:list>
      <text:p text:style-name="P5"><text:span text:style-name="T3"/></text:p>
      <text:p text:style-name="P5"><text:span text:style-name="T3">Model </text:span><text:span text:style-name="T6">Location</text:span><text:span text:style-name="T3"> (associated to table locations):</text:span></text:p>
      <text:p text:style-name="P5"><text:span text:style-name="T3"/></text:p>
      <text:list xml:id="list2163456288" text:continue-list="list1758603030" text:style-name="L6">
        <text:list-item>
          <text:p text:style-name="P11"><text:span text:style-name="T3">validation of presence of every field</text:span></text:p>
        </text:list-item>
        <text:list-item>
          <text:p text:style-name="P37"><text:span text:style-name="T3">validation of length of description</text:span></text:p>
        </text:list-item>
      </text:list>
      <text:p text:style-name="P33"><text:span text:style-name="T3"/></text:p>
      <text:p text:style-name="P33"><text:span text:style-name="T3"/></text:p>
      <text:p text:style-name="P5"><text:span text:style-name="T3">Table </text:span><text:span text:style-name="T4">media_elements (6)</text:span><text:span text:style-name="T3"> (it represents a video, image or audio, to be used in a slide of a lesson)</text:span></text:p>
      <text:p text:style-name="P5"><text:span text:style-name="T3"/></text:p>
      <text:list xml:id="list121644758" text:style-name="L10">
        <text:list-item>
          <text:p text:style-name="P15"><text:span text:style-name="T3">id (int – primary key, unique, automatic assignment)</text:span></text:p>
        </text:list-item>
        <text:list-item>
          <text:p text:style-name="P15"><text:span text:style-name="T3">user_id (int – foreign key + index, not null, it represents the user who loaded or created this </text:span><text:soft-page-break/><text:span text:style-name="T3">element)</text:span></text:p>
        </text:list-item>
        <text:list-item>
          <text:p text:style-name="P15"><text:span text:style-name="T3">title (string – not null)</text:span></text:p>
        </text:list-item>
        <text:list-item>
          <text:p text:style-name="P15"><text:span text:style-name="T3">description (text – not null)</text:span></text:p>
        </text:list-item>
        <text:list-item>
          <text:p text:style-name="P15"><text:span text:style-name="T3">duration (int – it is used only for audio and videos, can be null for images)</text:span></text:p>
        </text:list-item>
        <text:list-item>
          <text:p text:style-name="P15"><text:span text:style-name="T3">sti_type (string – not null, single table inheritance field: it is the name of the submodel associated in Rails)</text:span></text:p>
        </text:list-item>
        <text:list-item>
          <text:p text:style-name="P15"><text:span text:style-name="T3">public (boolean – not null, default false – if public the element can be seen and used by anyone)</text:span></text:p>
        </text:list-item>
        <text:list-item>
          <text:p text:style-name="P39"><text:span text:style-name="T3">height and width for image?</text:span></text:p>
        </text:list-item>
        <text:list-item>
          <text:p text:style-name="P15"><text:span text:style-name="T3">automatic timestamps</text:span></text:p>
        </text:list-item>
      </text:list>
      <text:p text:style-name="P5"><text:span text:style-name="T3"/></text:p>
      <text:p text:style-name="P5"><text:span text:style-name="T3">This table has a cascade destruction process for the associated table media_elements_slides (8)</text:span></text:p>
      <text:p text:style-name="P5"><text:span text:style-name="T3"/></text:p>
      <text:p text:style-name="P5"><text:span text:style-name="T3">Model </text:span><text:span text:style-name="T6">MediaElement</text:span><text:span text:style-name="T3"> (associated to table media_elements):</text:span></text:p>
      <text:p text:style-name="P5"><text:span text:style-name="T3"/></text:p>
      <text:list xml:id="list626643169" text:style-name="L11">
        <text:list-item>
          <text:p text:style-name="P16"><text:span text:style-name="T3">validation of presence of every field except duration</text:span></text:p>
        </text:list-item>
        <text:list-item>
          <text:p text:style-name="P16"><text:span text:style-name="T3">validation of inclusion of public in [true, false] (it must be false if new_record?), and of sti_type in ['Video', 'Image', 'Audio']</text:span></text:p>
        </text:list-item>
        <text:list-item>
          <text:p text:style-name="P16"><text:span text:style-name="T3">validation of numericality int &gt; 0 and presence of associated element for user_id</text:span></text:p>
        </text:list-item>
        <text:list-item>
          <text:p text:style-name="P16"><text:span text:style-name="T3">validation of numericality if not null of duration</text:span></text:p>
        </text:list-item>
        <text:list-item>
          <text:p text:style-name="P16"><text:span text:style-name="T3">validation that duration can't be null for video and audio, and must be null for image</text:span></text:p>
        </text:list-item>
        <text:list-item>
          <text:p text:style-name="P40"><text:span text:style-name="T3">validation of length for string – text fields</text:span></text:p>
        </text:list-item>
      </text:list>
      <text:p text:style-name="P33"><text:span text:style-name="T3"/></text:p>
      <text:p text:style-name="P5"><text:span text:style-name="T3">This model has implemented a cascade destruction process for the tables likes (10), reports(11) and bookmarks (12), but at level of ruby code, not in the database</text:span></text:p>
      <text:p text:style-name="P5"><text:span text:style-name="T3"/></text:p>
      <text:p text:style-name="P5"><text:span text:style-name="T3">This model has a control that forbids destruction if public; once it is public, another validation, it can't be set to private again.</text:span></text:p>
      <text:p text:style-name="P33"><text:span text:style-name="T3"/></text:p>
      <text:p text:style-name="P5"><text:span text:style-name="T3">Models </text:span><text:span text:style-name="T6">Audio</text:span><text:span text:style-name="T3">, </text:span><text:span text:style-name="T6">Video</text:span><text:span text:style-name="T3">, </text:span><text:span text:style-name="T6">Image</text:span><text:span text:style-name="T3"> – inherit from class MediaElement</text:span></text:p>
      <text:p text:style-name="P5"><text:span text:style-name="T3"/></text:p>
      <text:p text:style-name="P5"><text:span text:style-name="T3"/></text:p>
      <text:p text:style-name="P5"><text:span text:style-name="T3">Table </text:span><text:span text:style-name="T4">slides (7)</text:span><text:span text:style-name="T3"> (represents a slide composing the lesson)</text:span></text:p>
      <text:p text:style-name="P5"><text:span text:style-name="T3"/></text:p>
      <text:list xml:id="list1104863518" text:style-name="L12">
        <text:list-item>
          <text:p text:style-name="P17"><text:span text:style-name="T3">id (int – primary key, unique, automatic assignment)</text:span></text:p>
        </text:list-item>
        <text:list-item>
          <text:p text:style-name="P17"><text:span text:style-name="T3">lesson_id (int – foreign key + index, not null, refers to table lessons (9))</text:span></text:p>
        </text:list-item>
        <text:list-item>
          <text:p text:style-name="P17"><text:span text:style-name="T3">title (text – may be null)</text:span></text:p>
        </text:list-item>
        <text:list-item>
          <text:p text:style-name="P17"><text:span text:style-name="T3">text1 (text – may be null)</text:span></text:p>
        </text:list-item>
        <text:list-item>
          <text:p text:style-name="P17"><text:span text:style-name="T3">text2 (text – may be null)</text:span></text:p>
        </text:list-item>
        <text:list-item>
          <text:p text:style-name="P17"><text:span text:style-name="T3">position (int – not null, represents the position of the slide inside the lesson)</text:span></text:p>
        </text:list-item>
        <text:list-item>
          <text:p text:style-name="P17"><text:span text:style-name="T3">type (enum in the array ['cover', 'text1', 'text2', 'image1', 'image2', 'image3', 'audio1', 'audio2', 'video1', 'video2'] – represents the type of the slide)</text:span></text:p>
        </text:list-item>
        <text:list-item>
          <text:p text:style-name="P17"><text:span text:style-name="T3">automatic timestamps</text:span></text:p>
        </text:list-item>
      </text:list>
      <text:p text:style-name="P5"><text:span text:style-name="T3"/></text:p>
      <text:p text:style-name="P30"><text:span text:style-name="T1">slide types:</text:span></text:p>
      <text:list xml:id="list480602461" text:style-name="L13">
        <text:list-item>
          <text:p text:style-name="P18"><text:span text:style-name="T2">cover</text:span><text:span text:style-name="T3">: it is the cover of the lesson – can't be deleted, title and description are inherited from the lesson, it is possible to load an image on it)</text:span></text:p>
        </text:list-item>
        <text:list-item>
          <text:p text:style-name="P18"><text:span text:style-name="T2">text1</text:span><text:span text:style-name="T3">: title + one big text area with TinyMCE – it is possible to edit mathematical formulas inside (this is possible in any other slide using TinyMCE). All the remaining slide types contain a title as well, I don't specify it again</text:span></text:p>
        </text:list-item>
        <text:list-item>
          <text:p text:style-name="P18"><text:soft-page-break/><text:span text:style-name="T2">text2</text:span><text:span text:style-name="T3">: two smaller text areas</text:span></text:p>
        </text:list-item>
        <text:list-item>
          <text:p text:style-name="P18"><text:span text:style-name="T2">image1</text:span><text:span text:style-name="T3">: a small text area and a small picture</text:span></text:p>
        </text:list-item>
        <text:list-item>
          <text:p text:style-name="P18"><text:span text:style-name="T2">image2</text:span><text:span text:style-name="T3">: two small pictures</text:span></text:p>
        </text:list-item>
        <text:list-item>
          <text:p text:style-name="P18"><text:span text:style-name="T2">image3</text:span><text:span text:style-name="T3">: a big picture</text:span></text:p>
        </text:list-item>
        <text:list-item>
          <text:p text:style-name="P18"><text:span text:style-name="T2">audio1</text:span><text:span text:style-name="T3">: small text area and a small audio player</text:span></text:p>
        </text:list-item>
        <text:list-item>
          <text:p text:style-name="P18"><text:span text:style-name="T2">audio2</text:span><text:span text:style-name="T3">: big audio player</text:span></text:p>
        </text:list-item>
        <text:list-item>
          <text:p text:style-name="P18"><text:span text:style-name="T2">video1</text:span><text:span text:style-name="T3">: small text area and a small video player</text:span></text:p>
        </text:list-item>
        <text:list-item>
          <text:p text:style-name="P18"><text:span text:style-name="T2">video2</text:span><text:span text:style-name="T3">: big video player</text:span></text:p>
        </text:list-item>
      </text:list>
      <text:p text:style-name="P5"><text:span text:style-name="T3"/></text:p>
      <text:p text:style-name="P5"><text:span text:style-name="T3">This table has implemented cascade automatic destruction for table media_elements_slides (8)</text:span></text:p>
      <text:p text:style-name="P5"><text:span text:style-name="T3"/></text:p>
      <text:p text:style-name="P5"><text:span text:style-name="T3">Model </text:span><text:span text:style-name="T6">Slide</text:span><text:span text:style-name="T3"> (associated to the table slides):</text:span></text:p>
      <text:p text:style-name="P5"><text:span text:style-name="T3"/></text:p>
      <text:list xml:id="list503147391" text:style-name="L14">
        <text:list-item>
          <text:p text:style-name="P19"><text:span text:style-name="T3">validation of presence of every field except title, text1 and text2</text:span></text:p>
        </text:list-item>
        <text:list-item>
          <text:p text:style-name="P19"><text:span text:style-name="T3">validation that text2 must be null if the type is not text2</text:span></text:p>
        </text:list-item>
        <text:list-item>
          <text:p text:style-name="P19"><text:span text:style-name="T3">validation of inclusion of type in ['cover', 'text1', 'text2', 'image1', 'image2', 'image3', 'audio1', 'audio2', 'video1', 'video2']</text:span></text:p>
        </text:list-item>
        <text:list-item>
          <text:p text:style-name="P41"><text:span text:style-name="T3">validation of length of title</text:span></text:p>
        </text:list-item>
        <text:list-item>
          <text:p text:style-name="P19"><text:span text:style-name="T3">validation of numericality of position and lesson_id, int &gt; 0</text:span></text:p>
        </text:list-item>
        <text:list-item>
          <text:p text:style-name="P19"><text:span text:style-name="T3">validation of presence of associated lesson</text:span></text:p>
        </text:list-item>
        <text:list-item>
          <text:p text:style-name="P19"><text:span text:style-name="T3">automatic system to recalculate positions after deletion, sort and similar slide operations</text:span></text:p>
        </text:list-item>
        <text:list-item>
          <text:p text:style-name="P19"><text:span text:style-name="T3">it is not possible to delete the cover of a lesson, nor create a double of it, nor change its position from the standard value '1'</text:span></text:p>
        </text:list-item>
        <text:list-item>
          <text:p text:style-name="P19"><text:span text:style-name="T3">validation of uniqueness with scope on the couple [lesson_id, position]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>Table </text:span><text:span text:style-name="T4">media_elements_slides (8)</text:span><text:span text:style-name="T3"> (a copy of a media_element inside a slide)</text:span></text:p>
      <text:p text:style-name="P5"><text:span text:style-name="T3"/></text:p>
      <text:list xml:id="list653440080" text:style-name="L15">
        <text:list-item>
          <text:p text:style-name="P20"><text:span text:style-name="T3">id (int – primary key, unique, automatic assignment)</text:span></text:p>
        </text:list-item>
        <text:list-item>
          <text:p text:style-name="P20"><text:span text:style-name="T3">media_element_id (int – foreign key + index, not null, refers to table media_elements (6))</text:span></text:p>
        </text:list-item>
        <text:list-item>
          <text:p text:style-name="P20"><text:span text:style-name="T3">slide_id (int – foreign key + index, not null, refers to table slides (7))</text:span></text:p>
        </text:list-item>
        <text:list-item>
          <text:p text:style-name="P20"><text:span text:style-name="T3">position (int – not null, it represents the position inside the slide)</text:span></text:p>
        </text:list-item>
        <text:list-item>
          <text:p text:style-name="P20"><text:span text:style-name="T3">automatic timestamps</text:span></text:p>
        </text:list-item>
      </text:list>
      <text:p text:style-name="P5"><text:span text:style-name="T3"/></text:p>
      <text:p text:style-name="P5"><text:span text:style-name="T3">Model </text:span><text:span text:style-name="T6">MediaElementsSlide </text:span><text:span text:style-name="T3">(associated to table media_elements_slides):</text:span></text:p>
      <text:p text:style-name="P5"><text:span text:style-name="T3"/></text:p>
      <text:list xml:id="list477035788" text:style-name="L16">
        <text:list-item>
          <text:p text:style-name="P21"><text:span text:style-name="T3">validation of presence of every field</text:span></text:p>
        </text:list-item>
        <text:list-item>
          <text:p text:style-name="P21"><text:span text:style-name="T3">validation of numericality int &gt; 0, and presence of associated fields, for media_element_id and slide_id</text:span></text:p>
        </text:list-item>
        <text:list-item>
          <text:p text:style-name="P21"><text:span text:style-name="T3">validation of the type of the element depending on the type of slide</text:span></text:p>
        </text:list-item>
        <text:list-item>
          <text:p text:style-name="P21"><text:span text:style-name="T3">validation of inclusion of position in [1, 2], and it can't be 2 if the slide type does not allow two elements</text:span></text:p>
        </text:list-item>
        <text:list-item>
          <text:p text:style-name="P21"><text:span text:style-name="T3">validation of uniqueness of the triple [position, media_element_id, slide_id]</text:span></text:p>
        </text:list-item>
        <text:list-item>
          <text:p text:style-name="P21"><text:span text:style-name="T3">validation that the media_element must be loaded by me or public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>Table </text:span><text:span text:style-name="T4">lessons (9)</text:span><text:span text:style-name="T3"> (a lesson composed by a set of ordered slides):</text:span></text:p>
      <text:p text:style-name="P5"><text:span text:style-name="T3"/></text:p>
      <text:list xml:id="list1183169159" text:style-name="L17">
        <text:list-item>
          <text:p text:style-name="P22"><text:span text:style-name="T3">id (int – primary key, unique, automatic assignment)</text:span></text:p>
        </text:list-item>
        <text:list-item>
          <text:p text:style-name="P22"><text:span text:style-name="T3">user_id (int – foreign key + index, not null, refers to table users (1))</text:span></text:p>
        </text:list-item>
        <text:list-item>
          <text:p text:style-name="P22"><text:soft-page-break/><text:span text:style-name="T3">subject_id (int – foreign key + index, not null, refers to table subjects (3))</text:span></text:p>
        </text:list-item>
        <text:list-item>
          <text:p text:style-name="P22"><text:span text:style-name="T3">school_level_id (int – foreign key + index, not null, refers to table school_levels (2))</text:span></text:p>
        </text:list-item>
        <text:list-item>
          <text:p text:style-name="P22"><text:span text:style-name="T3">title (string – not null)</text:span></text:p>
        </text:list-item>
        <text:list-item>
          <text:p text:style-name="P22"><text:span text:style-name="T3">description (text – not null)</text:span></text:p>
        </text:list-item>
        <text:list-item>
          <text:p text:style-name="P22"><text:span text:style-name="T3">public (boolean – not null, default false – if set to true anyone can see, link and copy the lesson)</text:span></text:p>
        </text:list-item>
        <text:list-item>
          <text:p text:style-name="P22"><text:span text:style-name="T3">parent_id (int – foreign key + index can be null, refers to table lessons (9) – this foreign key points to the lesson from which the current lesson has been copied)</text:span></text:p>
        </text:list-item>
        <text:list-item>
          <text:p text:style-name="P22"><text:span text:style-name="T3">copied_not_modified (boolean – not null, set to true if the lesson has just been copied but still not modified)</text:span></text:p>
        </text:list-item>
        <text:list-item>
          <text:p text:style-name="P22"><text:span text:style-name="T3">automatic timestamps</text:span></text:p>
        </text:list-item>
      </text:list>
      <text:p text:style-name="P5"><text:span text:style-name="T3"/></text:p>
      <text:p text:style-name="P5"><text:span text:style-name="T3">This table has implemented automatic cascade destruction for the tables slides (7), virtual_classroom_lessons (13)</text:span></text:p>
      <text:p text:style-name="P5"><text:span text:style-name="T3"/></text:p>
      <text:p text:style-name="P5"><text:span text:style-name="T3">Model </text:span><text:span text:style-name="T6">Lesson</text:span><text:span text:style-name="T3"> (associated to table lessons):</text:span></text:p>
      <text:p text:style-name="P5"><text:span text:style-name="T3"/></text:p>
      <text:list xml:id="list817805126" text:style-name="L18">
        <text:list-item>
          <text:p text:style-name="P23"><text:span text:style-name="T3">validation of presence of each field except for parent_id</text:span></text:p>
        </text:list-item>
        <text:list-item>
          <text:p text:style-name="P23"><text:span text:style-name="T3">validation of numericality int &gt; 0 and presence of associated element for user_id, subject_id, school_level_id, and parent_id if not nil</text:span></text:p>
        </text:list-item>
        <text:list-item>
          <text:p text:style-name="P23"><text:span text:style-name="T3">validation of inclusion of public and copied_not_modified in [true, false], public must be false if new_record?</text:span></text:p>
        </text:list-item>
        <text:list-item>
          <text:p text:style-name="P42"><text:span text:style-name="T3">validation of length of description and text fields</text:span></text:p>
        </text:list-item>
        <text:list-item>
          <text:p text:style-name="P23"><text:span text:style-name="T3">automatic creation of standard coverslide before save if new record</text:span></text:p>
        </text:list-item>
      </text:list>
      <text:p text:style-name="P5"><text:span text:style-name="T3"/></text:p>
      <text:p text:style-name="P5"><text:span text:style-name="T3">This model has implemented a cascade destruction process for the tables likes (10), reports (11) and bookmarks (12), but at level of ruby code, not in the database.</text:span></text:p>
      <text:p text:style-name="P5"><text:span text:style-name="T3"/></text:p>
      <text:p text:style-name="P5"><text:span text:style-name="T3"/></text:p>
      <text:p text:style-name="P5"><text:span text:style-name="T3">Table </text:span><text:span text:style-name="T4">likes (10)</text:span><text:span text:style-name="T3"> (normal like action for media elements and lessons):</text:span></text:p>
      <text:p text:style-name="P5"><text:span text:style-name="T3"/></text:p>
      <text:list xml:id="list261080504" text:style-name="L19">
        <text:list-item>
          <text:p text:style-name="P24"><text:span text:style-name="T3">id (int – primary key, unique, automatic assignment)</text:span></text:p>
        </text:list-item>
        <text:list-item>
          <text:p text:style-name="P24"><text:span text:style-name="T3">user_id (int – foreign key + index, not null: user who likes)</text:span></text:p>
        </text:list-item>
        <text:list-item>
          <text:p text:style-name="P24"><text:span text:style-name="T3">likeable_id (int – not null: liked object's id)</text:span></text:p>
        </text:list-item>
        <text:list-item>
          <text:p text:style-name="P24"><text:span text:style-name="T3">likeable_type (enum ['MediaElement', 'Lesson'] – not null, unique index together with likeable_id and user_id)</text:span></text:p>
        </text:list-item>
        <text:list-item>
          <text:p text:style-name="P24"><text:span text:style-name="T3">automatic timestamps</text:span></text:p>
        </text:list-item>
      </text:list>
      <text:p text:style-name="P5"><text:span text:style-name="T3"/></text:p>
      <text:p text:style-name="P5"><text:span text:style-name="T3">Model </text:span><text:span text:style-name="T6">Like</text:span><text:span text:style-name="T3"> (associated to table likes):</text:span></text:p>
      <text:p text:style-name="P5"><text:span text:style-name="T3"/></text:p>
      <text:list xml:id="list2062050947" text:style-name="L20">
        <text:list-item>
          <text:p text:style-name="P25"><text:span text:style-name="T3">validation of presence of each field</text:span></text:p>
        </text:list-item>
        <text:list-item>
          <text:p text:style-name="P25"><text:span text:style-name="T3">validation of numericality int &gt; 0 and presence of associated element for user_id and likeable_id</text:span></text:p>
        </text:list-item>
        <text:list-item>
          <text:p text:style-name="P25"><text:span text:style-name="T3">validation of uniqueness with scope for the triple [user_id, likeable_id, likeable_type]</text:span></text:p>
        </text:list-item>
        <text:list-item>
          <text:p text:style-name="P25"><text:span text:style-name="T3">validation of inclusion likeable_type in ['MediaElement', 'Lesson']</text:span></text:p>
        </text:list-item>
        <text:list-item>
          <text:p text:style-name="P25"><text:span text:style-name="T3">validation that an user can like only an element or lesson that does not belong to him and is public</text:span></text:p>
        </text:list-item>
      </text:list>
      <text:p text:style-name="P5"><text:span text:style-name="T3"/></text:p>
      <text:p text:style-name="P5"><text:span text:style-name="T3">This model has implemented manual polymorphic associations (with cascade destructions) with the tables media_elements (6) and lessons (9)</text:span></text:p>
      <text:p text:style-name="P5"><text:soft-page-break/><text:span text:style-name="T3"/></text:p>
      <text:p text:style-name="P5"><text:span text:style-name="T3"/></text:p>
      <text:p text:style-name="P5"><text:span text:style-name="T3">Table </text:span><text:span text:style-name="T4">reports (11)</text:span><text:span text:style-name="T3"> (report of abuse of lessons or media elements):</text:span></text:p>
      <text:p text:style-name="P5"><text:span text:style-name="T3"/></text:p>
      <text:list xml:id="list471700606" text:continue-list="list261080504" text:style-name="L19">
        <text:list-item>
          <text:p text:style-name="P24"><text:span text:style-name="T3">id (int – primary key, unique, automatic assignment)</text:span></text:p>
        </text:list-item>
        <text:list-item>
          <text:p text:style-name="P24"><text:span text:style-name="T3">user_id (int – foreign key + index, not null: user who likes)</text:span></text:p>
        </text:list-item>
        <text:list-item>
          <text:p text:style-name="P24"><text:span text:style-name="T3">reportable_id (int – not null: reported object's id)</text:span></text:p>
        </text:list-item>
        <text:list-item>
          <text:p text:style-name="P24"><text:span text:style-name="T3">reportable_type (enum ['MediaElement', 'Lesson'] – not null, unique index together with reportable_id and user_id)</text:span></text:p>
        </text:list-item>
        <text:list-item>
          <text:p text:style-name="P24"><text:span text:style-name="T3">comment (text – not null)</text:span></text:p>
        </text:list-item>
        <text:list-item>
          <text:p text:style-name="P24"><text:span text:style-name="T3">automatic timestamps</text:span></text:p>
        </text:list-item>
      </text:list>
      <text:p text:style-name="P5"><text:span text:style-name="T3"/></text:p>
      <text:p text:style-name="P5"><text:span text:style-name="T3">Model </text:span><text:span text:style-name="T6">Report</text:span><text:span text:style-name="T3"> (associated to table reports):</text:span></text:p>
      <text:p text:style-name="P5"><text:span text:style-name="T3"/></text:p>
      <text:list xml:id="list2060822238" text:style-name="L21">
        <text:list-item>
          <text:p text:style-name="P26"><text:span text:style-name="T3">validation of presence of each field</text:span></text:p>
        </text:list-item>
        <text:list-item>
          <text:p text:style-name="P26"><text:span text:style-name="T3">validation of numericality int &gt; 0 and presence of associated element for user_id and reportable_id</text:span></text:p>
        </text:list-item>
        <text:list-item>
          <text:p text:style-name="P26"><text:span text:style-name="T3">validation of uniqueness with scope for the triple [user_id, reportable_id, reportable_type]</text:span></text:p>
        </text:list-item>
        <text:list-item>
          <text:p text:style-name="P26"><text:span text:style-name="T3">validation of inclusion reportable_type in ['MediaElement', 'Lesson']</text:span></text:p>
        </text:list-item>
        <text:list-item>
          <text:p text:style-name="P43"><text:span text:style-name="T3">validation of length of comment</text:span></text:p>
          <text:p text:style-name="P26"><text:span text:style-name="T3"/></text:p>
        </text:list-item>
      </text:list>
      <text:p text:style-name="P5"><text:span text:style-name="T3">This model has implemented manual polymorphic associations (with cascade destructions) with the tables media_elements (6) and lessons (9)</text:span></text:p>
      <text:p text:style-name="P5"><text:span text:style-name="T3"/></text:p>
      <text:p text:style-name="P5"><text:span text:style-name="T3"/></text:p>
      <text:p text:style-name="P5"><text:span text:style-name="T3">Table </text:span><text:span text:style-name="T4">bookmarks (12)</text:span><text:span text:style-name="T3"> (bookmark to see a lesson or a media element inside my own section):</text:span></text:p>
      <text:p text:style-name="P5"><text:span text:style-name="T3"/></text:p>
      <text:list xml:id="list1016497581" text:continue-list="list471700606" text:style-name="L19">
        <text:list-item>
          <text:p text:style-name="P24"><text:span text:style-name="T3">id (int – primary key, unique, automatic assignment)</text:span></text:p>
        </text:list-item>
        <text:list-item>
          <text:p text:style-name="P24"><text:span text:style-name="T3">user_id (int – foreign key + index, not null: user who likes)</text:span></text:p>
        </text:list-item>
        <text:list-item>
          <text:p text:style-name="P24"><text:span text:style-name="T3">bookmarkable_id (int – not null: bookmarked object's id)</text:span></text:p>
        </text:list-item>
        <text:list-item>
          <text:p text:style-name="P24"><text:span text:style-name="T3">bookmarkable_type (enum ['MediaElement', 'Lesson'] – not null, unique index together with bookmarkable_id and user_id)</text:span></text:p>
        </text:list-item>
        <text:list-item>
          <text:p text:style-name="P24"><text:span text:style-name="T3">validation that an user can bookmark only an element or lesson that does not belong to him and is public</text:span></text:p>
        </text:list-item>
        <text:list-item>
          <text:p text:style-name="P24"><text:span text:style-name="T3">automatic timestamps</text:span></text:p>
        </text:list-item>
      </text:list>
      <text:p text:style-name="P5"><text:span text:style-name="T3"/></text:p>
      <text:p text:style-name="P5"><text:span text:style-name="T3">Model </text:span><text:span text:style-name="T6">Bookmark</text:span><text:span text:style-name="T3"> (associated to table bookmarks):</text:span></text:p>
      <text:p text:style-name="P5"><text:span text:style-name="T3"/></text:p>
      <text:list xml:id="list847892411" text:style-name="L22">
        <text:list-item>
          <text:p text:style-name="P27"><text:span text:style-name="T3">validation of presence of each field</text:span></text:p>
        </text:list-item>
        <text:list-item>
          <text:p text:style-name="P27"><text:span text:style-name="T3">validation of numericality int &gt; 0 and presence of associated element for user_id and bookmarkable_id</text:span></text:p>
        </text:list-item>
        <text:list-item>
          <text:p text:style-name="P27"><text:span text:style-name="T3">validation of uniqueness with scope for the triple [user_id, bookmarkable_id, bookmarkable_type]</text:span></text:p>
        </text:list-item>
        <text:list-item>
          <text:p text:style-name="P27"><text:span text:style-name="T3">validation of inclusion bookmarkable_type in ['MediaElement', 'Lesson']</text:span></text:p>
        </text:list-item>
        <text:list-item>
          <text:p text:style-name="P44"><text:span text:style-name="T3">validation of length of comment</text:span></text:p>
          <text:p text:style-name="P27"><text:span text:style-name="T3"/></text:p>
        </text:list-item>
      </text:list>
      <text:p text:style-name="P5"><text:span text:style-name="T3">This model has implemented manual polymorphic associations (with cascade destructions) with the tables media_elements (6) and lessons (9)</text:span></text:p>
      <text:p text:style-name="P5"><text:span text:style-name="T3"/></text:p>
      <text:p text:style-name="P5"><text:span text:style-name="T3">This model must implement also a cascade destruction for the table virtual_classroom_lessons (13), </text:span><text:soft-page-break/><text:span text:style-name="T3">inside the ruby code.</text:span></text:p>
      <text:p text:style-name="P5"><text:span text:style-name="T3"/></text:p>
      <text:p text:style-name="P5"><text:span text:style-name="T3">The bookmark is used only for elements and lessons that are public and not mine.</text:span></text:p>
      <text:p text:style-name="P5"><text:span text:style-name="T3"/></text:p>
      <text:p text:style-name="P5"><text:span text:style-name="T3">Table </text:span><text:span text:style-name="T4">virtual_classroom_lessons (13)</text:span><text:span text:style-name="T3"> (if a lesson has a corresponding line in this table for an user, it is available in his classroom to be played for students)</text:span></text:p>
      <text:p text:style-name="P5"><text:span text:style-name="T3"/></text:p>
      <text:list xml:id="list327240904" text:style-name="L23">
        <text:list-item>
          <text:p text:style-name="P28"><text:span text:style-name="T3">id (int – primary key, unique, automatic assignment)</text:span></text:p>
        </text:list-item>
        <text:list-item>
          <text:p text:style-name="P28"><text:span text:style-name="T3">lesson_id (int – foreign key + index, not null, refers to table lessons (9))</text:span></text:p>
        </text:list-item>
        <text:list-item>
          <text:p text:style-name="P28"><text:span text:style-name="T3">user_id (int – foreign key + index, not null, refers to user)</text:span></text:p>
        </text:list-item>
        <text:list-item>
          <text:p text:style-name="P28"><text:span text:style-name="T3">position (int – can be null, if not null represents the position of the lesson in the playlist, if null it means that the lesson is not in the playlist)</text:span></text:p>
        </text:list-item>
        <text:list-item>
          <text:p text:style-name="P28"><text:span text:style-name="T3">automatic timestamps</text:span></text:p>
        </text:list-item>
      </text:list>
      <text:p text:style-name="P5"><text:span text:style-name="T3"/></text:p>
      <text:p text:style-name="P5"><text:span text:style-name="T3">Model </text:span><text:span text:style-name="T6">VirtualClassroomLesson</text:span><text:span text:style-name="T3"> (associated to table virtual_classroom_lessons):</text:span></text:p>
      <text:p text:style-name="P5"><text:span text:style-name="T3"/></text:p>
      <text:list xml:id="list404063426" text:style-name="L24">
        <text:list-item>
          <text:p text:style-name="P29"><text:span text:style-name="T3">validation of presence of every field, except for position</text:span></text:p>
        </text:list-item>
        <text:list-item>
          <text:p text:style-name="P29"><text:span text:style-name="T3">validation of numericality int &gt; 0 and presence of associated element for lesson_id and user_id</text:span></text:p>
        </text:list-item>
        <text:list-item>
          <text:p text:style-name="P29"><text:span text:style-name="T3">validation, if not null, of numericality of position, int &gt; 0</text:span></text:p>
        </text:list-item>
        <text:list-item>
          <text:p text:style-name="P29"><text:span text:style-name="T3">automatic system of updating the positions</text:span></text:p>
        </text:list-item>
        <text:list-item>
          <text:p text:style-name="P29"><text:span text:style-name="T3">validation of uniqueness with scope on the couple [user_id, lesson_id] and on the triple [user_id, lesson_id, position] if position not null</text:span></text:p>
        </text:list-item>
        <text:list-item>
          <text:p text:style-name="P29"><text:span text:style-name="T3">validation that must exist bookmark before, or the lesson is mine (for media elements it is different, I can also use an element without having it in my bookmarks or my elements)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/></text:p>
      <text:p text:style-name="P32"><text:span text:style-name="T2">Section 2: Logical Process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5T09:33:06</meta:creation-date>
    <dc:date>2012-09-25T12:12:27</dc:date>
    <dc:creator>Morgan Spa</dc:creator>
    <meta:editing-duration>PT2H33M10S</meta:editing-duration>
    <meta:editing-cycles>57</meta:editing-cycles>
    <meta:generator>LibreOffice/3.5$Linux_X86_64 LibreOffice_project/350m1$Build-2</meta:generator>
    <meta:document-statistic meta:table-count="0" meta:image-count="0" meta:object-count="0" meta:page-count="7" meta:paragraph-count="195" meta:word-count="2292" meta:character-count="13676" meta:non-whitespace-character-count="11729"/>
  </office:meta>
</office:document-meta>
</file>